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normal" officeooo:rsid="00201700" officeooo:paragraph-rsid="00216310" style:font-weight-asian="normal" style:font-weight-complex="normal"/>
    </style:style>
    <style:style style:name="P3" style:family="paragraph" style:parent-style-name="Standard">
      <style:text-properties fo:font-weight="normal" officeooo:rsid="002ed23a" officeooo:paragraph-rsid="002ed23a" style:font-weight-asian="normal" style:font-weight-complex="normal"/>
    </style:style>
    <style:style style:name="P4" style:family="paragraph" style:parent-style-name="Standard">
      <style:text-properties fo:font-weight="normal" officeooo:rsid="002ef9b8" officeooo:paragraph-rsid="002ef9b8" style:font-weight-asian="normal" style:font-weight-complex="normal"/>
    </style:style>
    <style:style style:name="P5" style:family="paragraph" style:parent-style-name="Standard">
      <style:text-properties fo:font-weight="normal" officeooo:rsid="0038a9f3" officeooo:paragraph-rsid="0038a9f3" style:font-weight-asian="normal" style:font-weight-complex="normal"/>
    </style:style>
    <style:style style:name="P6" style:family="paragraph" style:parent-style-name="Standard">
      <style:text-properties fo:font-weight="normal" officeooo:rsid="0039cfb5" officeooo:paragraph-rsid="0039cfb5" style:font-weight-asian="normal" style:font-weight-complex="normal"/>
    </style:style>
    <style:style style:name="P7" style:family="paragraph" style:parent-style-name="Standard">
      <style:text-properties fo:font-weight="normal" officeooo:rsid="0029c951" officeooo:paragraph-rsid="0029c951" style:font-weight-asian="normal" style:font-weight-complex="normal"/>
    </style:style>
    <style:style style:name="P8" style:family="paragraph" style:parent-style-name="Standard">
      <style:text-properties fo:font-weight="bold" officeooo:rsid="00201700" officeooo:paragraph-rsid="00201700" style:font-weight-asian="bold" style:font-weight-complex="bold"/>
    </style:style>
    <style:style style:name="P9" style:family="paragraph" style:parent-style-name="Standard">
      <style:text-properties fo:font-weight="bold" officeooo:rsid="002ed23a" officeooo:paragraph-rsid="002ed23a" style:font-weight-asian="bold" style:font-weight-complex="bold"/>
    </style:style>
    <style:style style:name="P10" style:family="paragraph" style:parent-style-name="Standard">
      <style:text-properties fo:font-weight="bold" officeooo:rsid="002ed23a" officeooo:paragraph-rsid="003d5a3c" style:font-weight-asian="bold" style:font-weight-complex="bold"/>
    </style:style>
    <style:style style:name="P11" style:family="paragraph" style:parent-style-name="Standard">
      <style:text-properties fo:font-weight="bold" officeooo:rsid="002af8d7" officeooo:paragraph-rsid="002ef9b8" style:font-weight-asian="bold" style:font-weight-complex="bold"/>
    </style:style>
    <style:style style:name="P12" style:family="paragraph" style:parent-style-name="Standard">
      <style:text-properties fo:font-weight="bold" officeooo:rsid="002ef9b8" officeooo:paragraph-rsid="003d5a3c" style:font-weight-asian="bold" style:font-weight-complex="bold"/>
    </style:style>
    <style:style style:name="P13" style:family="paragraph" style:parent-style-name="Standard">
      <style:text-properties fo:font-weight="bold" officeooo:rsid="003bf0dd" officeooo:paragraph-rsid="003bf0dd" style:font-weight-asian="bold" style:font-weight-complex="bold"/>
    </style:style>
    <style:style style:name="P14" style:family="paragraph" style:parent-style-name="Standard">
      <style:text-properties fo:font-weight="bold" officeooo:rsid="0029c951" officeooo:paragraph-rsid="0029c951" style:font-weight-asian="bold" style:font-weight-complex="bold"/>
    </style:style>
    <style:style style:name="P15" style:family="paragraph" style:parent-style-name="Standard">
      <style:text-properties fo:font-weight="bold" officeooo:rsid="003d5a3c" officeooo:paragraph-rsid="003d5a3c" style:font-weight-asian="bold" style:font-weight-complex="bold"/>
    </style:style>
    <style:style style:name="P16" style:family="paragraph" style:parent-style-name="Standard">
      <style:text-properties officeooo:rsid="0024a5fd" officeooo:paragraph-rsid="002ef9b8"/>
    </style:style>
    <style:style style:name="P17" style:family="paragraph" style:parent-style-name="Standard">
      <style:text-properties officeooo:paragraph-rsid="002cc50b"/>
    </style:style>
    <style:style style:name="P18" style:family="paragraph" style:parent-style-name="Standard">
      <style:text-properties officeooo:rsid="002d413d" officeooo:paragraph-rsid="00201700"/>
    </style:style>
    <style:style style:name="P19" style:family="paragraph" style:parent-style-name="Standard">
      <style:text-properties officeooo:paragraph-rsid="002ed23a"/>
    </style:style>
    <style:style style:name="P20" style:family="paragraph" style:parent-style-name="Standard">
      <style:text-properties officeooo:paragraph-rsid="002ef9b8"/>
    </style:style>
    <style:style style:name="P21" style:family="paragraph" style:parent-style-name="Standard">
      <style:text-properties officeooo:rsid="002251cc" officeooo:paragraph-rsid="00216310"/>
    </style:style>
    <style:style style:name="P22" style:family="paragraph" style:parent-style-name="Standard">
      <style:text-properties officeooo:rsid="00307283" officeooo:paragraph-rsid="00307283"/>
    </style:style>
    <style:style style:name="P23" style:family="paragraph" style:parent-style-name="Standard">
      <style:text-properties officeooo:rsid="0035caca" officeooo:paragraph-rsid="0035caca"/>
    </style:style>
    <style:style style:name="P24" style:family="paragraph" style:parent-style-name="Standard">
      <style:text-properties officeooo:rsid="0036c3b8" officeooo:paragraph-rsid="0036c3b8"/>
    </style:style>
    <style:style style:name="P25" style:family="paragraph" style:parent-style-name="Standard">
      <style:text-properties officeooo:rsid="0036c3b8" officeooo:paragraph-rsid="00381424"/>
    </style:style>
    <style:style style:name="P26" style:family="paragraph" style:parent-style-name="Standard">
      <style:text-properties officeooo:rsid="00381424" officeooo:paragraph-rsid="00381424"/>
    </style:style>
    <style:style style:name="P27" style:family="paragraph" style:parent-style-name="Standard">
      <style:text-properties officeooo:paragraph-rsid="0038a9f3"/>
    </style:style>
    <style:style style:name="P28" style:family="paragraph" style:parent-style-name="Standard">
      <style:text-properties officeooo:paragraph-rsid="0039cfb5"/>
    </style:style>
    <style:style style:name="P29" style:family="paragraph" style:parent-style-name="Standard">
      <style:text-properties officeooo:rsid="003b3179" officeooo:paragraph-rsid="003b3179"/>
    </style:style>
    <style:style style:name="P30" style:family="paragraph" style:parent-style-name="Standard">
      <style:text-properties fo:font-style="normal" fo:font-weight="normal" officeooo:rsid="003bf0dd" officeooo:paragraph-rsid="003bf0dd" style:font-style-asian="normal" style:font-weight-asian="normal" style:font-style-complex="normal" style:font-weight-complex="normal"/>
    </style:style>
    <style:style style:name="T1" style:family="text">
      <style:text-properties fo:font-weight="normal" officeooo:rsid="002761f0" style:font-weight-asian="normal" style:font-weight-complex="normal"/>
    </style:style>
    <style:style style:name="T2" style:family="text">
      <style:text-properties fo:font-weight="normal" officeooo:rsid="0029c951" style:font-weight-asian="normal" style:font-weight-complex="normal"/>
    </style:style>
    <style:style style:name="T3" style:family="text">
      <style:text-properties fo:font-weight="normal" officeooo:rsid="002cc50b" style:font-weight-asian="normal" style:font-weight-complex="normal"/>
    </style:style>
    <style:style style:name="T4" style:family="text">
      <style:text-properties fo:font-weight="normal" officeooo:rsid="00307283" style:font-weight-asian="normal" style:font-weight-complex="normal"/>
    </style:style>
    <style:style style:name="T5" style:family="text">
      <style:text-properties fo:font-weight="normal" officeooo:rsid="002ed23a" style:font-weight-asian="normal" style:font-weight-complex="normal"/>
    </style:style>
    <style:style style:name="T6" style:family="text">
      <style:text-properties fo:font-weight="normal" officeooo:rsid="003489e1" style:font-weight-asian="normal" style:font-weight-complex="normal"/>
    </style:style>
    <style:style style:name="T7" style:family="text">
      <style:text-properties fo:font-weight="normal" officeooo:rsid="002ef9b8" style:font-weight-asian="normal" style:font-weight-complex="normal"/>
    </style:style>
    <style:style style:name="T8" style:family="text">
      <style:text-properties fo:font-weight="normal" officeooo:rsid="00326b5d" style:font-weight-asian="normal" style:font-weight-complex="normal"/>
    </style:style>
    <style:style style:name="T9" style:family="text">
      <style:text-properties fo:font-weight="normal" officeooo:rsid="0038a9f3" style:font-weight-asian="normal" style:font-weight-complex="normal"/>
    </style:style>
    <style:style style:name="T10" style:family="text">
      <style:text-properties fo:font-weight="normal" officeooo:rsid="0039cfb5" style:font-weight-asian="normal" style:font-weight-complex="normal"/>
    </style:style>
    <style:style style:name="T11" style:family="text">
      <style:text-properties fo:font-weight="normal" officeooo:rsid="003b43ea" style:font-weight-asian="normal" style:font-weight-complex="normal"/>
    </style:style>
    <style:style style:name="T12" style:family="text">
      <style:text-properties fo:font-weight="normal" officeooo:rsid="003bf0dd" style:font-weight-asian="normal" style:font-weight-complex="normal"/>
    </style:style>
    <style:style style:name="T13" style:family="text">
      <style:text-properties fo:font-weight="normal" officeooo:rsid="003d5a3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9c951" style:font-weight-asian="bold" style:font-weight-complex="bold"/>
    </style:style>
    <style:style style:name="T16" style:family="text">
      <style:text-properties fo:font-weight="bold" officeooo:rsid="003b3179" style:font-weight-asian="bold" style:font-weight-complex="bold"/>
    </style:style>
    <style:style style:name="T17" style:family="text">
      <style:text-properties fo:font-weight="bold" officeooo:rsid="003b43ea" style:font-weight-asian="bold" style:font-weight-complex="bold"/>
    </style:style>
    <style:style style:name="T18" style:family="text">
      <style:text-properties fo:font-weight="bold" officeooo:rsid="003d5a3c" style:font-weight-asian="bold" style:font-weight-complex="bold"/>
    </style:style>
    <style:style style:name="T19" style:family="text">
      <style:text-properties fo:font-weight="bold" officeooo:rsid="0040a865" style:font-weight-asian="bold" style:font-weight-complex="bold"/>
    </style:style>
    <style:style style:name="T20" style:family="text">
      <style:text-properties officeooo:rsid="0025c232"/>
    </style:style>
    <style:style style:name="T21" style:family="text">
      <style:text-properties officeooo:rsid="0029c951"/>
    </style:style>
    <style:style style:name="T22" style:family="text">
      <style:text-properties officeooo:rsid="002cc50b"/>
    </style:style>
    <style:style style:name="T23" style:family="text">
      <style:text-properties officeooo:rsid="002ef9b8"/>
    </style:style>
    <style:style style:name="T24" style:family="text">
      <style:text-properties officeooo:rsid="00307283"/>
    </style:style>
    <style:style style:name="T25" style:family="text">
      <style:text-properties officeooo:rsid="003489e1"/>
    </style:style>
    <style:style style:name="T26" style:family="text">
      <style:text-properties officeooo:rsid="0035caca"/>
    </style:style>
    <style:style style:name="T27" style:family="text">
      <style:text-properties officeooo:rsid="00381424"/>
    </style:style>
    <style:style style:name="T28" style:family="text">
      <style:text-properties officeooo:rsid="0038a9f3"/>
    </style:style>
    <style:style style:name="T29" style:family="text">
      <style:text-properties officeooo:rsid="0039cfb5"/>
    </style:style>
    <style:style style:name="T30" style:family="text">
      <style:text-properties officeooo:rsid="003bf0dd"/>
    </style:style>
    <style:style style:name="T31" style:family="text">
      <style:text-properties officeooo:rsid="003d5a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2">9</text:span> <text:span text:style-name="T22">April</text:span> 2014 transmission 1<text:span text:style-name="T22">0</text:span>/1<text:span text:style-name="T22">1</text:span> <text:span text:style-name="T22">April</text:span> 201<text:span text:style-name="T20">4</text:span></text:p>
      <text:p text:style-name="P1"/>
      <text:p text:style-name="P1"><text:span text:style-name="T21">[0] </text:span>Introduction</text:p>
      <text:p text:style-name="P15">Welcome to IT Stuff on BCB 106.6 fm, the show that’s logged in to Bradford ... and beyond!</text:p>
      <text:p text:style-name="P15">Here’s Kriss, and here’s Shi! <text:s/><text:span text:style-name="T29">The hot news is -- Demonoid is Back! after nearly two years! <text:s/>Also this week we have the 50th anniversary of the original Cobol 64 standard and the IBM 360. <text:s/>Yuck and Yuck, respectively. There’s more Yuck this month as Wikipedia and the T&amp;A have fiddled with their fonts, and as Flickr users ‘saw red’ over yet another disastrous website makeover and posted red pictures to protest. <text:s/></text:span></text:p>
      <text:p text:style-name="P10"/>
      <text:p text:style-name="P10"><text:span text:style-name="T31">So on a packed programme this month we’ll talk about the past and future of Windows, and there will be a report about Manchester’s Space Mission, but first here is our news roundup. And we start with Heartbleed.</text:span></text:p>
      <text:p text:style-name="P1"/>
      <text:p text:style-name="P9">[<text:span text:style-name="T31">2</text:span>] Heartbleed <text:span text:style-name="T31">[3 mins]</text:span></text:p>
      <text:p text:style-name="P9"/>
      <text:p text:style-name="P3">Here’s one to divide our audience. <text:s/>To some of our listeners, since the OpenSSL ‘Heartbleed’ vulnerability was revealed on Tuesday, this will <text:span text:style-name="T29">have </text:span>be<text:span text:style-name="T29">en</text:span> the most important thing in your life (maybe a slight exaggeration) but of course the vast majority of our listeners won’t have the slightest idea that this is going on - <text:span text:style-name="T24">unless you read the Daily Mail, which splashed a rather wonky scaremongering article. <text:s/></text:span>So what is it?</text:p>
      <text:p text:style-name="P3"/>
      <text:p text:style-name="P6">Apparently a clever attacker has a way of retrieving 64k of memory from secure web servers running OpenSSL. <text:s/>There is no way of knowing in advance what that memory contains, but it will often contain stuff that should be secret, like passwords and keys. 64k isn’t much <text:span text:style-name="T30">(hey hey 64k)</text:span>, but the attacker can get more by repeating the attack again and again.</text:p>
      <text:p text:style-name="P6"/>
      <text:p text:style-name="P6">It is said that up to two thirds of the world’s secure servers were vulnerable. <text:s/>The flaw was discovered by security auditors who kept it secret until fixes were available, and that happened on Tuesday this week. <text:s/>But nobody knows whether any bad guys knew about the flaw before that.</text:p>
      <text:p text:style-name="P3"/>
      <text:p text:style-name="P6">What should you do about it? <text:s/>There is a risk that your password could have been stolen from sites you have visited recently, so maybe you should consider changing your web passwords for services like Yahoo, Google, or whatever. <text:s/>If you run a website with secure services, for example to handle money, you should make sure you’ve installed all the new security updates since Tuesday this week, or if that’s someone else’s job, chase them up about it. If you know what certificates are, and you have some, you’re in for a miserable time changing them.</text:p>
      <text:p text:style-name="P6"/>
      <text:p text:style-name="P28"><text:span text:style-name="T10">For the future, OpenSSL does not have a good security reputation, so this may not be the end of it. <text:s/>Here is what Danish developer </text:span>Poul-Henning Kamp <text:span text:style-name="T29">said about it earlier this year before any of this happened: </text:span><text:span text:style-name="T17">[phk-openssl.wav]</text:span></text:p>
      <text:p text:style-name="P3"/>
      <text:p text:style-name="P9">[<text:span text:style-name="T31">5</text:span>] <text:span text:style-name="T30">The Internet of Things [2 mins]</text:span></text:p>
      <text:p text:style-name="P9"/>
      <text:p text:style-name="P19"><text:span text:style-name="T5">In the government’s budget proposals there was a fairly big sum of public money, </text:span><text:span text:style-name="T6">a total of £73M,</text:span><text:span text:style-name="T5"> being put towards </text:span><text:span text:style-name="T6">development of</text:span><text:span text:style-name="T5"> the so called Internet of Things. <text:s/>What’s that, I hear you ask? <text:s/>Well, it’s the idea that humdrum everyday objects could be transformed into something awesome by adding Internet connectivity. <text:s/>For example, your fridge would notice what food you’ve run out of and order some more on your behalf. <text:s/>You might be thinking already, “this isn’t all its cracked up to be and why are we spending public money on it”. <text:s/></text:span><text:span text:style-name="T7">This was highlighted a few weeks ago when someone created an internet connected toaster (called Brad). <text:s/>Amongst other amazing abilities, the toaster has a twitter channel for chatting to other toasters, and it monitors how often you use it, and </text:span><text:soft-page-break/><text:span text:style-name="T7">if you’re not giving it enough love, it puts itself on eBay. David Cameron said: </text:span>"We are on the brink of a new industrial revolution and I want us – the UK and Germany – to lead it”. <text:s/><text:span text:style-name="T25">Just imagine that - us and the Germans and a revolutionary army of chatty toasters.</text:span></text:p>
      <text:p text:style-name="P3"/>
      <text:p text:style-name="P13">[<text:span text:style-name="T31">7</text:span>] Oculus bought by Facebook [<text:span text:style-name="T31">3</text:span> mins]</text:p>
      <text:p text:style-name="P13"/>
      <text:p text:style-name="P30">The firm behind the Oculus Rift, which we memorably demoed here on IT Stuff last year, has sold out to Facebook for two billion dollars. <text:s/>This is the visor that gives you amazing three dimensional views in real time of a virtual world that you can move around in and manipulate. <text:s/>The people who funded early development via Kickstarter get precisely none of this money, which led to a bit of a backlash online (particularly Reddit). <text:s/>As well as the money, there is also the question of what the product will be for. <text:s/>In Facebook’s hands will it just become a tool for ‘meeting’ people online instead of something much more radical? What do we think about this? </text:p>
      <text:p text:style-name="P30"/>
      <text:p text:style-name="P13">[<text:span text:style-name="T31">10</text:span>] Blackcoin [2 mins]</text:p>
      <text:p text:style-name="P9"/>
      <text:p text:style-name="P5">Bitcoin had a quiet month after the Mt Gox shutdown that we reported on previously, as the law starts to take its slow course. <text:s/>However, bitcoin is not the only form of digital currency. <text:s/>There are dozens and dozens of altcoins, but one of them - Blackcoin - is starting to emerge as a front runner. <text:s/>It fixes some of the problems with Bitcoin. <text:s/>Bitcoin isn’t very green, the calculations necessary to transact and make new Bitcoins use ridiculous amounts of electricity. <text:s/>No doubt there will be more about this in future programmes.</text:p>
      <text:p text:style-name="P3"/>
      <text:p text:style-name="P12"><text:span text:style-name="T21">[12 min] You’re listening to IT Stuff on BCB Radio - Logged In To Bradford... and beyond!</text:span></text:p>
      <text:p text:style-name="P14"/>
      <text:p text:style-name="P7">Coming up: <text:span text:style-name="T14">The past and future of Windows, </text:span><text:span text:style-name="T16">and Manchester’s </text:span><text:span text:style-name="T19">Civic S</text:span><text:span text:style-name="T16">pace </text:span><text:span text:style-name="T19">P</text:span><text:span text:style-name="T16">rogramme</text:span></text:p>
      <text:p text:style-name="P2"/>
      <text:p text:style-name="P15">[12] But first some good news about a notorious scam!<text:span text:style-name="T30"> [</text:span>3<text:span text:style-name="T30"> mins]</text:span></text:p>
      <text:p text:style-name="P12"/>
      <text:p text:style-name="P20"><text:span text:style-name="T12">Good</text:span><text:span text:style-name="T8"> news </text:span><text:span text:style-name="T12">about</text:span><text:span text:style-name="T8"> the unsolicited phone calls people have been getting from people claiming to be Microsoft Technical Support and saying Your Computer Is Slow. <text:s/>Well they aren’t and it isn’t and it’s a huge international scam. <text:s/>However, </text:span><text:span text:style-name="T9">last</text:span><text:span text:style-name="T8"> week </text:span><text:span text:style-name="T13">one of the people</text:span><text:span text:style-name="T8"> behind this was given a suspended prison sentence thanks to </text:span><text:span text:style-name="T9">Trading Standards in York.</text:span><text:span text:style-name="T8"> </text:span>Mohammed Khalid Jamil, 34, of Luton <text:span text:style-name="T28">was given </text:span>a four-month suspended sentence and ordered to pay <text:span text:style-name="T28">a fine of</text:span> £5,000, <text:span text:style-name="T28">plus compensation and costs</text:span>. <text:span text:style-name="T28">He was a director of </text:span>SmartSupportGuys <text:span text:style-name="T28">and other similar rackets operating out of Dubai and India that took between £35 and £150 a pop to provide nonexistent support for problems that disn’t exist.</text:span></text:p>
      <text:p text:style-name="P4"/>
      <text:p text:style-name="P27"><text:span text:style-name="T8">The problem is that this guy had already been warned </text:span>about <text:span text:style-name="T28">a </text:span>similar <text:span text:style-name="T28">scam</text:span> at his former company OnlinePCMasters.<text:span text:style-name="T29">com</text:span> in 2010 <text:span text:style-name="T29">and again in 2011</text:span>.<text:span text:style-name="T8"> </text:span><text:span text:style-name="T9">With these firms operating offshore, one wonders if her’ll just consider the fine a small expense </text:span><text:span text:style-name="T10">(they made £240,000 profit last year)</text:span><text:span text:style-name="T9"> and carry on like he did last time. </text:span><text:span text:style-name="T10">York </text:span><text:span text:style-name="T9">Recorder James Baird said he wasn’t imposing requirements on the four-month sentence so he can return to Dubai and continue running a business. </text:span><text:span text:style-name="T10">You what?!</text:span></text:p>
      <text:p text:style-name="P4"/>
      <text:p text:style-name="P11"><text:span text:style-name="T21">[15] The past and future of Windows [4 mins]</text:span></text:p>
      <text:p text:style-name="P24">So it’s finally happened. <text:s/>The last update for Windows XP was delivered yesterday, and with the news about Heartbleed that we just mentioned should make you realise what the risks of sticking with XP are. <text:s/>That’s why the UK Government has just done a £5.<text:span text:style-name="T27">584</text:span>M deal with Microsoft for a year’s extended support while they sort out the NHS and other public sector XP users. <text:span text:style-name="T27">This is a discount of maybe 80%! </text:span></text:p>
      <text:p text:style-name="P24"/>
      <text:p text:style-name="P24">XP runs <text:span text:style-name="T27">somewhere from 60% to 95% of Britain’s cash machines, only a third of them will be </text:span><text:soft-page-break/><text:span text:style-name="T27">upgraded by the end of this year</text:span></text:p>
      <text:p text:style-name="P26">Still runs on maybe 30% of all desktops</text:p>
      <text:p text:style-name="P24"/>
      <text:p text:style-name="P23">Here’s Microsoft’s advice</text:p>
      <text:p text:style-name="P23">Don’t visit dangerous websites (oh yeah, do you need to be told that?)</text:p>
      <text:p text:style-name="P23">Don’t click bad links in emails (how do you know which ones are bad?)</text:p>
      <text:p text:style-name="P23">Back up more often so you can reinstall (as if!)</text:p>
      <text:p text:style-name="P23">Don’t plug in USB storage (but what about backups on USB?)</text:p>
      <text:p text:style-name="P23">Review your firewall settings (do consumers know how to do that?)</text:p>
      <text:p text:style-name="P23"/>
      <text:p text:style-name="P26">Office 2003 has also reached the end of its life. <text:s/>Here’s the Information Comissioner’s advice to Britsh businesses:</text:p>
      <text:p text:style-name="P26"/>
      <text:p text:style-name="P26">“PCs running either of these two products will not stop working at this point, but it does mean that if a security flaw is discovered, Microsoft will not release an update to fix it. <text:s/>This is important news for businesses using those products, as it means their systems, and the personal data stored within it, could potentially be vulnerable. The problem will get worse over time as more vulnerabilities are gradually discovered, creating more opportunities for an attacker to exploit and potentially gain unauthorised access to systems.”</text:p>
      <text:p text:style-name="P26"/>
      <text:p text:style-name="P26">There is a big hint to business in that advice: if you keep Windows XP, and you then leak your customer’s personal data as a consequence, the Information Commissioner will not be happy with you.</text:p>
      <text:p text:style-name="P23"/>
      <text:p text:style-name="P25">What can you do? <text:s/>If you run a business, it’s probably going to cost you money to replace those outdated systems, but just think of all the money you saved by keeping the old system so long. </text:p>
      <text:p text:style-name="P25"/>
      <text:p text:style-name="P25">If you’re just a normal home user, don’t panic! <text:s/>But plan on replacing your old XP system sooner or later. <text:s/>You might want to think about buying a tablet or a Chromebook, or maybe think about installing Linux Mint.</text:p>
      <text:p text:style-name="P24"/>
      <text:p text:style-name="P24">Meanwhile there is news about Windows 8. The stupidly named Windows 8.1 update 1 is out right now, as a free download for anyone running Windows 8, and it goes some way to restoring the desktop and start menu functions that people have been missing. <text:s/><text:span text:style-name="T27">Further changes back to the way Windows 7 used to be are promised for another update sometime in the future. Also in a previously unthinkable move to win back market share, versions of Windows for phones and small-screen tablets are going to be available to manufacturers free of charge. Maybe the new management at Microsoft are starting to understand what they need to do.</text:span></text:p>
      <text:p text:style-name="P16"/>
      <text:p text:style-name="P11"><text:span text:style-name="T23">[</text:span>1<text:span text:style-name="T31">9</text:span> min] <text:span text:style-name="T23">Manchester in Space! [5 mins]</text:span></text:p>
      <text:p text:style-name="P29">Here’s a talk given by our friend Dave Bolton. <text:s/>We recorded his presentation at Bradford Linux User’s Group last month, and we hope you find it as interesting we did. <text:s/></text:p>
      <text:p text:style-name="P21"/>
      <text:p text:style-name="P22">In case you found that interesting, the website <text:span text:style-name="T31">is madlab.org.uk, but there’s not much there yet, watch this space (ha ha!). </text:span></text:p>
      <text:p text:style-name="P22"/>
      <text:p text:style-name="P17"><text:span text:style-name="T15">[2</text:span><text:span text:style-name="T18">4</text:span><text:span text:style-name="T15"> min] So that was I.T. Stuff, thank you for listening to BCB Radio 106.6 FM, </text:span></text:p>
      <text:p text:style-name="P17"><text:span text:style-name="T1"/></text:p>
      <text:p text:style-name="P17"><text:span text:style-name="T2">Thanks </text:span><text:span text:style-name="T4">as always to </text:span><text:span text:style-name="T2">Shi </text:span><text:span text:style-name="T3">and Kriss</text:span><text:span text:style-name="T2">, and we leave you with </text:span><text:span text:style-name="T11">the news that </text:span><text:span text:style-name="T17">Demonoid is back</text:span><text:span text:style-name="T11"> and the badgers are safe. </text:span><text:span text:style-name="T13">Goodbye!</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4-09T15:50:31.337857393</dc:date>
    <meta:editing-duration>PT4M36S</meta:editing-duration>
    <meta:editing-cycles>3</meta:editing-cycles>
    <meta:generator>LibreOffice/4.2.2.1$Linux_X86_64 LibreOffice_project/420m0$Build-1</meta:generator>
    <meta:document-statistic meta:table-count="0" meta:image-count="0" meta:object-count="0" meta:page-count="3" meta:paragraph-count="43" meta:word-count="1716" meta:character-count="9755" meta:non-whitespace-character-count="8033"/>
  </office:meta>
</office:document-meta>
</file>